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3.4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2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rsid="00513b0f" officeooo:paragraph-rsid="00513b0f" fo:background-color="#ffff00"/>
    </style:style>
    <style:style style:name="P2" style:family="paragraph" style:parent-style-name="Preformatted_20_Text">
      <style:text-properties style:font-name="Liberation Mono1" fo:font-size="8pt" officeooo:rsid="003ddd48" officeooo:paragraph-rsid="003ddd48" style:font-name-asian="Liberation Mono1" style:font-size-asian="10pt" style:font-name-complex="Liberation Mono1" style:font-size-complex="10pt"/>
    </style:style>
    <style:style style:name="P3" style:family="paragraph" style:parent-style-name="Preformatted_20_Text">
      <style:text-properties style:font-name="Liberation Mono1" fo:font-size="8pt" officeooo:rsid="003faba7" officeooo:paragraph-rsid="003faba7" style:font-name-asian="Liberation Mono1" style:font-size-asian="10pt" style:font-name-complex="Liberation Mono1" style:font-size-complex="10pt"/>
    </style:style>
    <style:style style:name="P4" style:family="paragraph" style:parent-style-name="Preformatted_20_Text">
      <style:text-properties style:font-name="Liberation Mono1" fo:font-size="8pt" officeooo:rsid="0043a4df" officeooo:paragraph-rsid="0044942f" style:font-name-asian="Liberation Mono1" style:font-size-asian="10pt" style:font-name-complex="Liberation Mono1" style:font-size-complex="10pt"/>
    </style:style>
    <style:style style:name="P5" style:family="paragraph" style:parent-style-name="Preformatted_20_Text">
      <style:text-properties style:font-name="Liberation Mono1" fo:font-size="8pt" officeooo:rsid="0049262c" officeooo:paragraph-rsid="0049262c" style:font-name-asian="Liberation Mono1" style:font-size-asian="10pt" style:font-name-complex="Liberation Mono1" style:font-size-complex="10pt"/>
    </style:style>
    <style:style style:name="P6" style:family="paragraph" style:parent-style-name="Preformatted_20_Text">
      <style:text-properties style:font-name="Liberation Mono1" fo:font-size="8pt" officeooo:rsid="004a1749" officeooo:paragraph-rsid="004f9dd2" style:font-name-asian="Liberation Mono1" style:font-size-asian="10pt" style:font-name-complex="Liberation Mono1" style:font-size-complex="10pt"/>
    </style:style>
    <style:style style:name="P7" style:family="paragraph" style:parent-style-name="Preformatted_20_Text">
      <style:text-properties style:font-name="Liberation Mono1" fo:font-size="8pt" officeooo:rsid="00888670" officeooo:paragraph-rsid="00888670" style:font-name-asian="Liberation Mono1" style:font-size-asian="10pt" style:font-name-complex="Liberation Mono1" style:font-size-complex="10pt"/>
    </style:style>
    <style:style style:name="P8" style:family="paragraph" style:parent-style-name="Preformatted_20_Text">
      <style:text-properties style:font-name="Liberation Mono1" fo:font-size="8pt" officeooo:rsid="00888670" officeooo:paragraph-rsid="00893d1c" style:font-name-asian="Liberation Mono1" style:font-size-asian="10pt" style:font-name-complex="Liberation Mono1" style:font-size-complex="10pt"/>
    </style:style>
    <style:style style:name="P9" style:family="paragraph" style:parent-style-name="Preformatted_20_Text">
      <style:text-properties style:font-name="Liberation Mono1" fo:font-size="8pt" officeooo:rsid="00888670" officeooo:paragraph-rsid="008a2185" style:font-name-asian="Liberation Mono1" style:font-size-asian="10pt" style:font-name-complex="Liberation Mono1" style:font-size-complex="10pt"/>
    </style:style>
    <style:style style:name="P10" style:family="paragraph" style:parent-style-name="Preformatted_20_Text">
      <style:text-properties style:font-name="Liberation Mono1" fo:font-size="8pt" officeooo:rsid="006d0f26" officeooo:paragraph-rsid="008bafc3" style:font-name-asian="Liberation Mono1" style:font-size-asian="10pt" style:font-name-complex="Liberation Mono1" style:font-size-complex="10pt"/>
    </style:style>
    <style:style style:name="P11" style:family="paragraph" style:parent-style-name="Preformatted_20_Text">
      <style:text-properties style:font-name="Liberation Mono1" fo:font-size="8pt" officeooo:rsid="003ddd48" officeooo:paragraph-rsid="003ddd48" fo:background-color="#ffff00" style:font-name-asian="Liberation Mono1" style:font-size-asian="10pt" style:font-name-complex="Liberation Mono1" style:font-size-complex="10pt"/>
    </style:style>
    <style:style style:name="P12" style:family="paragraph" style:parent-style-name="Preformatted_20_Text">
      <style:text-properties style:font-name="Liberation Mono1" fo:font-size="8pt" officeooo:rsid="003faba7" officeooo:paragraph-rsid="003faba7" fo:background-color="#ffff00" style:font-name-asian="Liberation Mono1" style:font-size-asian="10pt" style:font-name-complex="Liberation Mono1" style:font-size-complex="10pt"/>
    </style:style>
    <style:style style:name="P13" style:family="paragraph" style:parent-style-name="Preformatted_20_Text">
      <style:text-properties style:font-name="Liberation Mono1" fo:font-size="8pt" officeooo:rsid="0049262c" officeooo:paragraph-rsid="004ce2c0" fo:background-color="#ffff00" style:font-name-asian="Liberation Mono1" style:font-size-asian="10pt" style:font-name-complex="Liberation Mono1" style:font-size-complex="10pt"/>
    </style:style>
    <style:style style:name="P14" style:family="paragraph" style:parent-style-name="Preformatted_20_Text">
      <style:text-properties officeooo:rsid="00513b0f" officeooo:paragraph-rsid="00513b0f"/>
    </style:style>
    <style:style style:name="P15" style:family="paragraph" style:parent-style-name="Preformatted_20_Text">
      <style:text-properties officeooo:rsid="0056f8cf" officeooo:paragraph-rsid="0056f8cf"/>
    </style:style>
    <style:style style:name="P16" style:family="paragraph" style:parent-style-name="Preformatted_20_Text">
      <style:text-properties officeooo:rsid="005c97fb" officeooo:paragraph-rsid="005c97fb"/>
    </style:style>
    <style:style style:name="P17" style:family="paragraph" style:parent-style-name="Preformatted_20_Text">
      <style:text-properties officeooo:paragraph-rsid="005c97fb"/>
    </style:style>
    <style:style style:name="P18" style:family="paragraph" style:parent-style-name="Preformatted_20_Text">
      <style:text-properties officeooo:rsid="0069219f" officeooo:paragraph-rsid="0069219f"/>
    </style:style>
    <style:style style:name="P19" style:family="paragraph" style:parent-style-name="Preformatted_20_Text">
      <style:paragraph-properties>
        <style:tab-stops>
          <style:tab-stop style:position="0.25in"/>
        </style:tab-stops>
      </style:paragraph-properties>
      <style:text-properties officeooo:paragraph-rsid="0069219f"/>
    </style:style>
    <style:style style:name="P20" style:family="paragraph" style:parent-style-name="Preformatted_20_Text">
      <style:paragraph-properties>
        <style:tab-stops>
          <style:tab-stop style:position="0.25in"/>
        </style:tab-stops>
      </style:paragraph-properties>
      <style:text-properties officeooo:paragraph-rsid="00726c35"/>
    </style:style>
    <style:style style:name="P21" style:family="paragraph" style:parent-style-name="Preformatted_20_Text">
      <style:text-properties officeooo:rsid="0070e135" officeooo:paragraph-rsid="0070e135"/>
    </style:style>
    <style:style style:name="P22" style:family="paragraph" style:parent-style-name="Preformatted_20_Text">
      <style:text-properties officeooo:rsid="00726c35" officeooo:paragraph-rsid="00726c35"/>
    </style:style>
    <style:style style:name="P23" style:family="paragraph" style:parent-style-name="Preformatted_20_Text">
      <style:text-properties officeooo:paragraph-rsid="007c93a5"/>
    </style:style>
    <style:style style:name="P24" style:family="paragraph" style:parent-style-name="Preformatted_20_Text">
      <style:text-properties officeooo:paragraph-rsid="007de6db"/>
    </style:style>
    <style:style style:name="P25" style:family="paragraph" style:parent-style-name="Preformatted_20_Text">
      <style:text-properties officeooo:rsid="00818b4d" officeooo:paragraph-rsid="00818b4d"/>
    </style:style>
    <style:style style:name="P26" style:family="paragraph" style:parent-style-name="Preformatted_20_Text">
      <style:text-properties officeooo:rsid="00818b4d" officeooo:paragraph-rsid="0081d4cd"/>
    </style:style>
    <style:style style:name="P27" style:family="paragraph" style:parent-style-name="Preformatted_20_Text">
      <style:text-properties officeooo:rsid="00818b4d" officeooo:paragraph-rsid="0097cd08"/>
    </style:style>
    <style:style style:name="P28" style:family="paragraph" style:parent-style-name="Preformatted_20_Text">
      <style:text-properties officeooo:rsid="00818b4d" officeooo:paragraph-rsid="0099c763"/>
    </style:style>
    <style:style style:name="P29" style:family="paragraph" style:parent-style-name="Preformatted_20_Text">
      <style:text-properties officeooo:rsid="00818b4d" officeooo:paragraph-rsid="009b5e7e"/>
    </style:style>
    <style:style style:name="P30" style:family="paragraph" style:parent-style-name="Preformatted_20_Text">
      <style:text-properties officeooo:rsid="00818b4d" officeooo:paragraph-rsid="009cdf3c"/>
    </style:style>
    <style:style style:name="P31" style:family="paragraph" style:parent-style-name="Preformatted_20_Text">
      <style:text-properties officeooo:rsid="00818b4d" officeooo:paragraph-rsid="00a30d6f"/>
    </style:style>
    <style:style style:name="P32" style:family="paragraph" style:parent-style-name="Preformatted_20_Text">
      <style:text-properties officeooo:paragraph-rsid="00830aea"/>
    </style:style>
    <style:style style:name="P33" style:family="paragraph" style:parent-style-name="Preformatted_20_Text">
      <style:text-properties officeooo:paragraph-rsid="00841ae9"/>
    </style:style>
    <style:style style:name="P34" style:family="paragraph" style:parent-style-name="Preformatted_20_Text">
      <style:text-properties officeooo:paragraph-rsid="008573e8"/>
    </style:style>
    <style:style style:name="P35" style:family="paragraph" style:parent-style-name="Preformatted_20_Text">
      <style:text-properties fo:font-weight="bold" style:font-weight-asian="bold" style:font-weight-complex="bold"/>
    </style:style>
    <style:style style:name="P36" style:family="paragraph" style:parent-style-name="Preformatted_20_Text">
      <style:text-properties officeooo:rsid="008f5cd6" officeooo:paragraph-rsid="008f5cd6"/>
    </style:style>
    <style:style style:name="P37" style:family="paragraph" style:parent-style-name="Preformatted_20_Text">
      <style:text-properties officeooo:paragraph-rsid="00907fbb"/>
    </style:style>
    <style:style style:name="P38" style:family="paragraph" style:parent-style-name="Preformatted_20_Text">
      <style:text-properties officeooo:rsid="00927271" officeooo:paragraph-rsid="00927271"/>
    </style:style>
    <style:style style:name="P39" style:family="paragraph" style:parent-style-name="Preformatted_20_Text">
      <style:text-properties officeooo:paragraph-rsid="00907b62"/>
    </style:style>
    <style:style style:name="P40" style:family="paragraph" style:parent-style-name="Preformatted_20_Text">
      <style:text-properties officeooo:rsid="0092855e" officeooo:paragraph-rsid="0092855e"/>
    </style:style>
    <style:style style:name="P41" style:family="paragraph" style:parent-style-name="Preformatted_20_Text">
      <style:text-properties officeooo:rsid="00947a1f" officeooo:paragraph-rsid="00947a1f"/>
    </style:style>
    <style:style style:name="P42" style:family="paragraph" style:parent-style-name="Preformatted_20_Text">
      <style:text-properties officeooo:rsid="0097cd08" officeooo:paragraph-rsid="0097cd08"/>
    </style:style>
    <style:style style:name="P43" style:family="paragraph" style:parent-style-name="Preformatted_20_Text">
      <style:text-properties officeooo:rsid="0099c763" officeooo:paragraph-rsid="0099c763"/>
    </style:style>
    <style:style style:name="P44" style:family="paragraph" style:parent-style-name="Preformatted_20_Text">
      <style:text-properties officeooo:rsid="0099cd2c" officeooo:paragraph-rsid="0099cd2c"/>
    </style:style>
    <style:style style:name="P45" style:family="paragraph" style:parent-style-name="Preformatted_20_Text">
      <style:text-properties officeooo:rsid="009b5e7e" officeooo:paragraph-rsid="009b5e7e"/>
    </style:style>
    <style:style style:name="P46" style:family="paragraph" style:parent-style-name="Preformatted_20_Text">
      <style:text-properties officeooo:rsid="009cdf3c" officeooo:paragraph-rsid="009cdf3c"/>
    </style:style>
    <style:style style:name="P47" style:family="paragraph" style:parent-style-name="Preformatted_20_Text">
      <style:text-properties officeooo:rsid="00a10da3" officeooo:paragraph-rsid="00a10da3"/>
    </style:style>
    <style:style style:name="P48" style:family="paragraph" style:parent-style-name="Preformatted_20_Text">
      <style:text-properties officeooo:paragraph-rsid="00a50645"/>
    </style:style>
    <style:style style:name="P49" style:family="paragraph" style:parent-style-name="Preformatted_20_Text">
      <style:text-properties officeooo:paragraph-rsid="00a5f6d5"/>
    </style:style>
    <style:style style:name="P50" style:family="paragraph" style:parent-style-name="Preformatted_20_Text">
      <style:text-properties officeooo:paragraph-rsid="00ade56f"/>
    </style:style>
    <style:style style:name="P51" style:family="paragraph" style:parent-style-name="Preformatted_20_Text">
      <style:text-properties officeooo:rsid="00b18b23" officeooo:paragraph-rsid="00b18b23"/>
    </style:style>
    <style:style style:name="P52" style:family="paragraph" style:parent-style-name="Preformatted_20_Text">
      <style:text-properties officeooo:paragraph-rsid="00b2d3d0"/>
    </style:style>
    <style:style style:name="P53" style:family="paragraph" style:parent-style-name="Preformatted_20_Text">
      <style:text-properties officeooo:rsid="00b59ad6" officeooo:paragraph-rsid="00b59ad6"/>
    </style:style>
    <style:style style:name="P54" style:family="paragraph" style:parent-style-name="Preformatted_20_Text">
      <style:text-properties officeooo:rsid="005ff8b8" officeooo:paragraph-rsid="005ff8b8"/>
    </style:style>
    <style:style style:name="P55" style:family="paragraph" style:parent-style-name="Table_20_Contents">
      <style:text-properties style:font-name="Liberation Mono1" fo:font-size="8pt" officeooo:rsid="0043a4df" officeooo:paragraph-rsid="0043a4df" style:font-name-asian="Liberation Mono1" style:font-size-asian="10pt" style:font-name-complex="Liberation Mono1" style:font-size-complex="10pt"/>
    </style:style>
    <style:style style:name="P56" style:family="paragraph" style:parent-style-name="Table_20_Contents">
      <style:text-properties style:font-name="Liberation Mono1" fo:font-size="8pt" officeooo:rsid="004a1749" officeooo:paragraph-rsid="004e9820" style:font-name-asian="Liberation Mono1" style:font-size-asian="10pt" style:font-name-complex="Liberation Mono1" style:font-size-complex="10pt"/>
    </style:style>
    <style:style style:name="P57" style:family="paragraph" style:parent-style-name="Table_20_Contents">
      <style:text-properties style:font-name="Liberation Mono1" fo:font-size="8pt" officeooo:rsid="00513b0f" officeooo:paragraph-rsid="00513b0f" style:font-name-asian="Liberation Mono1" style:font-size-asian="10pt" style:font-name-complex="Liberation Mono1" style:font-size-complex="10pt"/>
    </style:style>
    <style:style style:name="P58" style:family="paragraph" style:parent-style-name="Table_20_Contents">
      <style:text-properties style:font-name="Liberation Mono1" fo:font-size="8pt" officeooo:rsid="0059040b" officeooo:paragraph-rsid="0059040b" style:font-name-asian="Liberation Mono1" style:font-size-asian="10pt" style:font-name-complex="Liberation Mono1" style:font-size-complex="10pt"/>
    </style:style>
    <style:style style:name="P59" style:family="paragraph" style:parent-style-name="Table_20_Contents">
      <style:text-properties style:font-name="Liberation Mono1" fo:font-size="8pt" officeooo:rsid="005a84b4" officeooo:paragraph-rsid="005a84b4" style:font-name-asian="Liberation Mono1" style:font-size-asian="10pt" style:font-name-complex="Liberation Mono1" style:font-size-complex="10pt"/>
    </style:style>
    <style:style style:name="P60" style:family="paragraph" style:parent-style-name="Table_20_Contents">
      <style:text-properties style:font-name="Liberation Mono1" fo:font-size="8pt" officeooo:rsid="00bbf8a1" officeooo:paragraph-rsid="00bbf8a1" style:font-name-asian="Liberation Mono1" style:font-size-asian="10pt" style:font-name-complex="Liberation Mono1" style:font-size-complex="10pt"/>
    </style:style>
    <style:style style:name="P61" style:family="paragraph" style:parent-style-name="Table_20_Contents">
      <style:text-properties style:font-name="Liberation Mono1" fo:font-size="8pt" style:text-underline-style="none" style:font-name-asian="Liberation Mono1" style:font-size-asian="10pt" style:font-name-complex="Liberation Mono1" style:font-size-complex="10pt"/>
    </style:style>
    <style:style style:name="P62" style:family="paragraph" style:parent-style-name="Table_20_Contents">
      <style:text-properties officeooo:paragraph-rsid="00513b0f"/>
    </style:style>
    <style:style style:name="P63" style:family="paragraph" style:parent-style-name="Text_20_body">
      <style:text-properties officeooo:rsid="0060d37d" officeooo:paragraph-rsid="0060d37d"/>
    </style:style>
    <style:style style:name="P64" style:family="paragraph" style:parent-style-name="Text_20_body">
      <style:text-properties officeooo:rsid="00b91368" officeooo:paragraph-rsid="00b91368"/>
    </style:style>
    <style:style style:name="P65" style:family="paragraph" style:parent-style-name="Text_20_body">
      <style:text-properties officeooo:rsid="00bf3779" officeooo:paragraph-rsid="00bf3779"/>
    </style:style>
    <style:style style:name="P66" style:family="paragraph" style:parent-style-name="Standard">
      <style:paragraph-properties fo:break-before="page"/>
      <style:text-properties officeooo:paragraph-rsid="00bfef7a"/>
    </style:style>
    <style:style style:name="P67" style:family="paragraph" style:parent-style-name="Heading_20_2">
      <style:text-properties style:font-name="Liberation Sans" fo:font-size="16.1000003814697pt" fo:font-weight="bold" officeooo:rsid="00c1e1a2" officeooo:paragraph-rsid="00c1e1a2" style:font-name-asian="Tahoma" style:font-size-asian="16.1000003814697pt" style:font-weight-asian="bold" style:font-name-complex="Lohit Devanagari" style:font-size-complex="16.1000003814697pt" style:font-weight-complex="bold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3">
      <style:text-properties officeooo:rsid="005e7500" officeooo:paragraph-rsid="005e7500"/>
    </style:style>
    <style:style style:name="P70" style:family="paragraph" style:parent-style-name="Heading_20_3">
      <style:text-properties officeooo:rsid="00bf3779" officeooo:paragraph-rsid="00bf3779"/>
    </style:style>
    <style:style style:name="P71" style:family="paragraph" style:parent-style-name="Preformatted_20_Text">
      <style:text-properties officeooo:rsid="00215a63" officeooo:paragraph-rsid="007de6db"/>
    </style:style>
    <style:style style:name="P72" style:family="paragraph" style:parent-style-name="Preformatted_20_Text">
      <style:text-properties style:font-name="Liberation Mono1" fo:font-size="8pt" officeooo:rsid="004a1749" officeooo:paragraph-rsid="004f9dd2" style:font-name-asian="Liberation Mono1" style:font-size-asian="10pt" style:font-name-complex="Liberation Mono1" style:font-size-complex="10pt"/>
    </style:style>
    <style:style style:name="P73" style:family="paragraph" style:parent-style-name="Table_20_Contents">
      <style:text-properties style:font-name="Liberation Mono1" fo:font-size="8pt" officeooo:rsid="00c2e424" officeooo:paragraph-rsid="00c2e424" style:font-name-asian="Liberation Mono1" style:font-size-asian="10pt" style:font-name-complex="Liberation Mono1" style:font-size-complex="10pt"/>
    </style:style>
    <style:style style:name="P74" style:family="paragraph" style:parent-style-name="Table_20_Contents">
      <style:text-properties officeooo:paragraph-rsid="00c2e424"/>
    </style:style>
    <style:style style:name="T1" style:family="text">
      <style:text-properties officeooo:rsid="000b7f86"/>
    </style:style>
    <style:style style:name="T2" style:family="text">
      <style:text-properties officeooo:rsid="0011169f"/>
    </style:style>
    <style:style style:name="T3" style:family="text">
      <style:text-properties officeooo:rsid="00138f95"/>
    </style:style>
    <style:style style:name="T4" style:family="text">
      <style:text-properties officeooo:rsid="0017bb0a"/>
    </style:style>
    <style:style style:name="T5" style:family="text">
      <style:text-properties officeooo:rsid="001bff5c"/>
    </style:style>
    <style:style style:name="T6" style:family="text">
      <style:text-properties officeooo:rsid="001e5f87"/>
    </style:style>
    <style:style style:name="T7" style:family="text">
      <style:text-properties officeooo:rsid="001fbe48"/>
    </style:style>
    <style:style style:name="T8" style:family="text">
      <style:text-properties officeooo:rsid="00215a63"/>
    </style:style>
    <style:style style:name="T9" style:family="text">
      <style:text-properties officeooo:rsid="0023dd2d"/>
    </style:style>
    <style:style style:name="T10" style:family="text">
      <style:text-properties officeooo:rsid="00246c84"/>
    </style:style>
    <style:style style:name="T11" style:family="text">
      <style:text-properties officeooo:rsid="00252847"/>
    </style:style>
    <style:style style:name="T12" style:family="text">
      <style:text-properties officeooo:rsid="002dc1e9"/>
    </style:style>
    <style:style style:name="T13" style:family="text">
      <style:text-properties officeooo:rsid="002ee4aa"/>
    </style:style>
    <style:style style:name="T14" style:family="text">
      <style:text-properties officeooo:rsid="003303e8"/>
    </style:style>
    <style:style style:name="T15" style:family="text">
      <style:text-properties officeooo:rsid="0034647d"/>
    </style:style>
    <style:style style:name="T16" style:family="text">
      <style:text-properties style:font-name="Liberation Mono1" fo:font-size="8pt" style:font-name-asian="Liberation Mono1" style:font-size-asian="10pt" style:font-name-complex="Liberation Mono1" style:font-size-complex="10pt"/>
    </style:style>
    <style:style style:name="T17" style:family="text">
      <style:text-properties style:font-name="Liberation Mono1" fo:font-size="8pt" officeooo:rsid="000d59f6" style:font-name-asian="Liberation Mono1" style:font-size-asian="10pt" style:font-name-complex="Liberation Mono1" style:font-size-complex="10pt"/>
    </style:style>
    <style:style style:name="T18" style:family="text">
      <style:text-properties style:font-name="Liberation Mono1" fo:font-size="8pt" officeooo:rsid="00513b0f" style:font-name-asian="Liberation Mono1" style:font-size-asian="10pt" style:font-name-complex="Liberation Mono1" style:font-size-complex="10pt"/>
    </style:style>
    <style:style style:name="T19" style:family="text">
      <style:text-properties style:font-name="Liberation Mono1" fo:font-size="8pt" officeooo:rsid="0052de78" style:font-name-asian="Liberation Mono1" style:font-size-asian="10pt" style:font-name-complex="Liberation Mono1" style:font-size-complex="10pt"/>
    </style:style>
    <style:style style:name="T20" style:family="text">
      <style:text-properties style:font-name="Liberation Mono1" fo:font-size="8pt" officeooo:rsid="005c97fb" style:font-name-asian="Liberation Mono1" style:font-size-asian="10pt" style:font-name-complex="Liberation Mono1" style:font-size-complex="10pt"/>
    </style:style>
    <style:style style:name="T21" style:family="text">
      <style:text-properties style:font-name="Liberation Mono1" fo:font-size="8pt" officeooo:rsid="0069219f" style:font-name-asian="Liberation Mono1" style:font-size-asian="10pt" style:font-name-complex="Liberation Mono1" style:font-size-complex="10pt"/>
    </style:style>
    <style:style style:name="T22" style:family="text">
      <style:text-properties style:font-name="Liberation Mono1" fo:font-size="8pt" officeooo:rsid="006b110c" style:font-name-asian="Liberation Mono1" style:font-size-asian="10pt" style:font-name-complex="Liberation Mono1" style:font-size-complex="10pt"/>
    </style:style>
    <style:style style:name="T23" style:family="text">
      <style:text-properties style:font-name="Liberation Mono1" fo:font-size="8pt" officeooo:rsid="006c2697" style:font-name-asian="Liberation Mono1" style:font-size-asian="10pt" style:font-name-complex="Liberation Mono1" style:font-size-complex="10pt"/>
    </style:style>
    <style:style style:name="T24" style:family="text">
      <style:text-properties style:font-name="Liberation Mono1" fo:font-size="8pt" officeooo:rsid="0070603f" style:font-name-asian="Liberation Mono1" style:font-size-asian="10pt" style:font-name-complex="Liberation Mono1" style:font-size-complex="10pt"/>
    </style:style>
    <style:style style:name="T25" style:family="text">
      <style:text-properties style:font-name="Liberation Mono1" fo:font-size="8pt" officeooo:rsid="0079a93f" style:font-name-asian="Liberation Mono1" style:font-size-asian="10pt" style:font-name-complex="Liberation Mono1" style:font-size-complex="10pt"/>
    </style:style>
    <style:style style:name="T26" style:family="text">
      <style:text-properties style:font-name="Liberation Mono1" fo:font-size="8pt" officeooo:rsid="007c93a5" style:font-name-asian="Liberation Mono1" style:font-size-asian="10pt" style:font-name-complex="Liberation Mono1" style:font-size-complex="10pt"/>
    </style:style>
    <style:style style:name="T27" style:family="text">
      <style:text-properties style:font-name="Liberation Mono1" fo:font-size="8pt" officeooo:rsid="00907b62" style:font-name-asian="Liberation Mono1" style:font-size-asian="10pt" style:font-name-complex="Liberation Mono1" style:font-size-complex="10pt"/>
    </style:style>
    <style:style style:name="T28" style:family="text">
      <style:text-properties style:font-name="Liberation Mono1" fo:font-size="8pt" officeooo:rsid="009cdf3c" style:font-name-asian="Liberation Mono1" style:font-size-asian="10pt" style:font-name-complex="Liberation Mono1" style:font-size-complex="10pt"/>
    </style:style>
    <style:style style:name="T29" style:family="text">
      <style:text-properties style:font-name="Liberation Mono1" fo:font-size="8pt" officeooo:rsid="009d1036" style:font-name-asian="Liberation Mono1" style:font-size-asian="10pt" style:font-name-complex="Liberation Mono1" style:font-size-complex="10pt"/>
    </style:style>
    <style:style style:name="T30" style:family="text">
      <style:text-properties style:font-name="Liberation Mono1" fo:font-size="8pt" officeooo:rsid="009f603b" style:font-name-asian="Liberation Mono1" style:font-size-asian="10pt" style:font-name-complex="Liberation Mono1" style:font-size-complex="10pt"/>
    </style:style>
    <style:style style:name="T31" style:family="text">
      <style:text-properties style:font-name="Liberation Mono1" fo:font-size="8pt" officeooo:rsid="00818b4d" style:font-name-asian="Liberation Mono1" style:font-size-asian="10pt" style:font-name-complex="Liberation Mono1" style:font-size-complex="10pt"/>
    </style:style>
    <style:style style:name="T32" style:family="text">
      <style:text-properties style:font-name="Liberation Mono1" fo:font-size="8pt" officeooo:rsid="00a50645" style:font-name-asian="Liberation Mono1" style:font-size-asian="10pt" style:font-name-complex="Liberation Mono1" style:font-size-complex="10pt"/>
    </style:style>
    <style:style style:name="T33" style:family="text">
      <style:text-properties style:font-name="Liberation Mono1" fo:font-size="8pt" officeooo:rsid="00a5f6d5" style:font-name-asian="Liberation Mono1" style:font-size-asian="10pt" style:font-name-complex="Liberation Mono1" style:font-size-complex="10pt"/>
    </style:style>
    <style:style style:name="T34" style:family="text">
      <style:text-properties style:font-name="Liberation Mono1" fo:font-size="8pt" officeooo:rsid="00a7f404" style:font-name-asian="Liberation Mono1" style:font-size-asian="10pt" style:font-name-complex="Liberation Mono1" style:font-size-complex="10pt"/>
    </style:style>
    <style:style style:name="T35" style:family="text">
      <style:text-properties style:font-name="Liberation Mono1" fo:font-size="8pt" officeooo:rsid="00ab0d5e" style:font-name-asian="Liberation Mono1" style:font-size-asian="10pt" style:font-name-complex="Liberation Mono1" style:font-size-complex="10pt"/>
    </style:style>
    <style:style style:name="T36" style:family="text">
      <style:text-properties style:font-name="Liberation Mono1" fo:font-size="8pt" officeooo:rsid="00b2d3d0" style:font-name-asian="Liberation Mono1" style:font-size-asian="10pt" style:font-name-complex="Liberation Mono1" style:font-size-complex="10pt"/>
    </style:style>
    <style:style style:name="T37" style:family="text">
      <style:text-properties style:font-name="Liberation Mono1" fo:font-size="8pt" officeooo:rsid="00b3aa5f" style:font-name-asian="Liberation Mono1" style:font-size-asian="10pt" style:font-name-complex="Liberation Mono1" style:font-size-complex="10pt"/>
    </style:style>
    <style:style style:name="T38" style:family="text">
      <style:text-properties style:font-name="Liberation Mono1" fo:font-size="8pt" officeooo:rsid="00b5182c" style:font-name-asian="Liberation Mono1" style:font-size-asian="10pt" style:font-name-complex="Liberation Mono1" style:font-size-complex="10pt"/>
    </style:style>
    <style:style style:name="T39" style:family="text">
      <style:text-properties style:font-name="Liberation Mono1" fo:font-size="8pt" officeooo:rsid="00c4852c" style:font-name-asian="Liberation Mono1" style:font-size-asian="10pt" style:font-name-complex="Liberation Mono1" style:font-size-complex="10pt"/>
    </style:style>
    <style:style style:name="T40" style:family="text">
      <style:text-properties style:font-name="Liberation Mono1" fo:font-size="8pt" officeooo:rsid="00c2e424" style:font-name-asian="Liberation Mono1" style:font-size-asian="10pt" style:font-name-complex="Liberation Mono1" style:font-size-complex="10pt"/>
    </style:style>
    <style:style style:name="T41" style:family="text">
      <style:text-properties style:font-name="Liberation Mono1" fo:font-size="8pt" officeooo:rsid="00c41fd2" style:font-name-asian="Liberation Mono1" style:font-size-asian="10pt" style:font-name-complex="Liberation Mono1" style:font-size-complex="10pt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3ddd48"/>
    </style:style>
    <style:style style:name="T44" style:family="text">
      <style:text-properties officeooo:rsid="0044aacc"/>
    </style:style>
    <style:style style:name="T45" style:family="text">
      <style:text-properties officeooo:rsid="004ce2c0"/>
    </style:style>
    <style:style style:name="T46" style:family="text">
      <style:text-properties officeooo:rsid="004e9820"/>
    </style:style>
    <style:style style:name="T47" style:family="text">
      <style:text-properties officeooo:rsid="004f9dd2"/>
    </style:style>
    <style:style style:name="T48" style:family="text">
      <style:text-properties officeooo:rsid="0056f8cf"/>
    </style:style>
    <style:style style:name="T49" style:family="text">
      <style:text-properties officeooo:rsid="00579683"/>
    </style:style>
    <style:style style:name="T50" style:family="text">
      <style:text-properties officeooo:rsid="005a84b4"/>
    </style:style>
    <style:style style:name="T51" style:family="text">
      <style:text-properties officeooo:rsid="005c97fb"/>
    </style:style>
    <style:style style:name="T52" style:family="text">
      <style:text-properties officeooo:rsid="0062bf10"/>
    </style:style>
    <style:style style:name="T53" style:family="text">
      <style:text-properties officeooo:rsid="0075e6a3"/>
    </style:style>
    <style:style style:name="T54" style:family="text">
      <style:text-properties officeooo:rsid="0076fc7b"/>
    </style:style>
    <style:style style:name="T55" style:family="text">
      <style:text-properties officeooo:rsid="00788871"/>
    </style:style>
    <style:style style:name="T56" style:family="text">
      <style:text-properties officeooo:rsid="0079a93f"/>
    </style:style>
    <style:style style:name="T57" style:family="text">
      <style:text-properties officeooo:rsid="00818b4d"/>
    </style:style>
    <style:style style:name="T58" style:family="text">
      <style:text-properties officeooo:rsid="0081d4cd"/>
    </style:style>
    <style:style style:name="T59" style:family="text">
      <style:text-properties officeooo:rsid="008573e8"/>
    </style:style>
    <style:style style:name="T60" style:family="text">
      <style:text-properties officeooo:rsid="008687e0"/>
    </style:style>
    <style:style style:name="T61" style:family="text">
      <style:text-properties fo:font-weight="normal" officeooo:rsid="008687e0" style:font-weight-asian="normal" style:font-weight-complex="normal"/>
    </style:style>
    <style:style style:name="T62" style:family="text">
      <style:text-properties officeooo:rsid="008bafc3"/>
    </style:style>
    <style:style style:name="T63" style:family="text">
      <style:text-properties officeooo:rsid="00907b62"/>
    </style:style>
    <style:style style:name="T64" style:family="text">
      <style:text-properties officeooo:rsid="0094b341"/>
    </style:style>
    <style:style style:name="T65" style:family="text">
      <style:text-properties officeooo:rsid="00973d3d"/>
    </style:style>
    <style:style style:name="T66" style:family="text">
      <style:text-properties officeooo:rsid="0099c763"/>
    </style:style>
    <style:style style:name="T67" style:family="text">
      <style:text-properties officeooo:rsid="009b5e7e"/>
    </style:style>
    <style:style style:name="T68" style:family="text">
      <style:text-properties officeooo:rsid="009cdf3c"/>
    </style:style>
    <style:style style:name="T69" style:family="text">
      <style:text-properties officeooo:rsid="00a30d6f"/>
    </style:style>
    <style:style style:name="T70" style:family="text">
      <style:text-properties officeooo:rsid="00a8250f"/>
    </style:style>
    <style:style style:name="T71" style:family="text">
      <style:text-properties officeooo:rsid="00a85f70"/>
    </style:style>
    <style:style style:name="T72" style:family="text">
      <style:text-properties officeooo:rsid="00b1906c"/>
    </style:style>
    <style:style style:name="T73" style:family="text">
      <style:text-properties officeooo:rsid="00b72078"/>
    </style:style>
    <style:style style:name="T74" style:family="text">
      <style:text-properties officeooo:rsid="00ba61b3"/>
    </style:style>
    <style:style style:name="T75" style:family="text">
      <style:text-properties officeooo:rsid="00bb2ba5"/>
    </style:style>
    <style:style style:name="T76" style:family="text">
      <style:text-properties officeooo:rsid="00bddb98"/>
    </style:style>
    <style:style style:name="T77" style:family="text">
      <style:text-properties officeooo:rsid="00c41fd2"/>
    </style:style>
    <style:style style:name="T78" style:family="text">
      <style:text-properties officeooo:rsid="00c48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2">STM32 GRBL Port Notes</text:h>
      <text:p text:style-name="Text_20_body"/>
      <text:p text:style-name="P64">Macros:</text:p>
      <text:p text:style-name="P64"><text:span text:style-name="T74">#define </text:span>TICKS_PER_MICROSECOND <text:span text:style-name="T75">168</text:span></text:p>
      <text:p text:style-name="Preformatted_20_Text"/>
      <text:p text:style-name="Preformatted_20_Text"><text:span text:style-name="T42">stepper.c:</text:span> </text:p>
      <text:p text:style-name="Preformatted_20_Text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reformatted_20_Text">pwm/ocr/<text:span text:style-name="T1">timsk</text:span> registers:</text:p>
            <text:p text:style-name="P19"><text:span text:style-name="T16"><text:tab/>st_wake_up() </text:span><text:span text:style-name="T17">↔ st_go_idle()</text:span></text:p>
            <text:p text:style-name="P19"><text:span text:style-name="T21"><text:tab/>STEPPERS_DISABLE_PORT </text:span><text:span text:style-name="T22">(macro)</text:span></text:p>
            <text:p text:style-name="P19"><text:span text:style-name="T17"><text:tab/></text:span><text:span text:style-name="T23">TIMSK1 ← (enable stepper timer interrupt)</text:span></text:p>
            <text:p text:style-name="P20"><text:span text:style-name="T17"><text:tab/></text:span><text:span text:style-name="T24">TCCR1B ← (set CS10/CS11/CS12: prescaler)</text:span><text:span text:style-name="T17"><text:line-break/></text:span></text:p>
          </table:table-cell>
          <table:table-cell table:style-name="Table2.B1" office:value-type="string">
            <text:p text:style-name="P18"/>
            <text:p text:style-name="P36">LL_TIM_EnableIT_UPDATE()</text:p>
            <text:p text:style-name="P9">LL_GPIO_(Re)SetPin(GPIOx,GPIO_PIN_y)</text:p>
            <text:p text:style-name="P10">L<text:span text:style-name="T62">L_TIM_EnableCounter</text:span></text:p>
            <text:p text:style-name="P21"><text:s text:c="2"/>TIM_Base_InitTypeDef::TIM_ClockDivision</text:p>
            <text:p text:style-name="P22"/>
          </table:table-cell>
        </table:table-row>
      </table:table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reformatted_20_Text">ISR<text:span text:style-name="T2">(TIMER1_COMPA)</text:span>: </text:p>
            <text:p text:style-name="Preformatted_20_Text"><text:tab/><text:span text:style-name="T3">set DIRECTION_PORT (macro)</text:span></text:p>
            <text:p text:style-name="P37"><text:tab/>set STEP_PORT using st.step_outbits<text:line-break/> </text:p>
            <text:p text:style-name="P37"><text:tab/>TCNT0 ← st.step_pulse_time</text:p>
            <text:p text:style-name="Preformatted_20_Text"><text:tab/><text:span text:style-name="T4">Start Timer0</text:span></text:p>
            <text:p text:style-name="Preformatted_20_Text"/>
            <text:p text:style-name="Preformatted_20_Text"><text:tab/><text:span text:style-name="T53">sei() : (resume interrupts)</text:span></text:p>
            <text:p text:style-name="Preformatted_20_Text"><text:tab/><text:span text:style-name="T5">grabbing a new segment: lines 352 – 402</text:span></text:p>
            <text:p text:style-name="P32"><text:tab/><text:tab/><text:span text:style-name="T54">OCR1A ← (cycles per tick)</text:span></text:p>
            <text:p text:style-name="P32"><text:tab/><text:tab/><text:span text:style-name="T8">check if there is one:</text:span></text:p>
            <text:p text:style-name="Preformatted_20_Text"><text:tab/><text:tab/><text:tab/><text:span text:style-name="T7">initialize step segment timing (OCR1A)</text:span></text:p>
            <text:p text:style-name="P24"><text:tab/><text:tab/></text:p>
            <text:p text:style-name="P71"><text:tab/><text:tab/>if not, basically → shut down.</text:p>
            <text:p text:style-name="P34"><text:tab/><text:tab/><text:tab/><text:span text:style-name="T59">st_go_idle():</text:span></text:p>
            <text:p text:style-name="P34"><text:tab/><text:tab/><text:tab/><text:tab/><text:span text:style-name="T9">TIMSK1 ← disable interrupt</text:span></text:p>
            <text:p text:style-name="P34"><text:tab/><text:tab/><text:tab/><text:tab/><text:span text:style-name="T10">TCCR1B ← reset timer/prescaling</text:span></text:p>
            <text:p text:style-name="Preformatted_20_Text"><text:tab/><text:tab/><text:tab/><text:span text:style-name="T11">~ spin down spindle</text:span></text:p>
            <text:p text:style-name="Preformatted_20_Text"><text:tab/>→<text:span text:style-name="T6"> call to manage probing</text:span></text:p>
            <text:p text:style-name="Preformatted_20_Text"><text:tab/><text:span text:style-name="T13">&lt;Bresenham&gt;</text:span></text:p>
            <text:p text:style-name="Preformatted_20_Text"/>
            <text:p text:style-name="P25">ISR(TIMER0_OVF): l</text:p>
            <text:p text:style-name="P26"><text:tab/><text:span text:style-name="T58">STEP_PORT ← reset stepping pins (not dir pins)</text:span></text:p>
            <text:p text:style-name="P28"><text:tab/></text:p>
            <text:p text:style-name="P28"><text:tab/><text:span text:style-name="T65">TCCR0B ← stop the reset timer</text:span></text:p>
            <text:p text:style-name="P27"/>
            <text:p text:style-name="P43">st_reset():</text:p>
            <text:p text:style-name="P28"><text:tab/><text:span text:style-name="T66">STEP_PORT ← initialize step and dir pins</text:span></text:p>
            <text:p text:style-name="P29"><text:tab/><text:span text:style-name="T67">DIRECTION_PORT ← etc</text:span></text:p>
            <text:p text:style-name="P29"/>
            <text:p text:style-name="P45">stepper_init():</text:p>
            <text:p text:style-name="P29"><text:tab/><text:span text:style-name="T67">STEP_DDR |= STEP_MASK</text:span></text:p>
            <text:p text:style-name="P30"><text:tab/><text:span text:style-name="T68">STEPPERS_DISABLE_DDR |= 1&lt;&lt;STEPPERS_DISABLE_BIT</text:span></text:p>
            <text:p text:style-name="P31"><text:tab/><text:span text:style-name="T69">DIRECTION_DDR |= DIRECTION_MASK</text:span></text:p>
            <text:p text:style-name="P48"><text:span text:style-name="T57"><text:tab/>TCCR1A/B ← </text:span><text:span text:style-name="T28">(</text:span><text:span text:style-name="T29">sets output compare / </text:span><text:span text:style-name="T30">CTC mode</text:span><text:span text:style-name="T29">)<text:line-break/></text:span><text:span text:style-name="T31"><text:tab/></text:span><text:span text:style-name="T32">TCCR1A ← (disconnect output pins)</text:span></text:p>
            <text:p text:style-name="P49"><text:span text:style-name="T31"><text:tab/></text:span><text:span text:style-name="T33">TIMSK0 &amp;= ← (disconnect </text:span><text:span text:style-name="T34">OC-INT and OVF-INT)</text:span></text:p>
            <text:p text:style-name="P52"><text:span text:style-name="T31"><text:tab/></text:span><text:span text:style-name="T36">TCCR0A ← 0 <text:s/></text:span><text:span text:style-name="T38">(disconnected OC0A pin)</text:span></text:p>
            <text:p text:style-name="P52"><text:span text:style-name="T31"><text:tab/></text:span><text:span text:style-name="T36">TCCR0B ← 0 <text:s/></text:span><text:span text:style-name="T38">(disconnected OC0B pin)</text:span></text:p>
            <text:p text:style-name="P52"><text:span text:style-name="T31"><text:tab/></text:span><text:span text:style-name="T36">TIMSK0 |= (1&lt;&lt;TOIE0) </text:span><text:span text:style-name="T37">(enable overflow interrupt)</text:span></text:p>
          </table:table-cell>
          <table:table-cell table:style-name="Table1.B1" office:value-type="string">
            <text:p text:style-name="P39"><text:span text:style-name="T63">NVIC handler at 0x000000b</text:span><text:span text:style-name="T27">0</text:span><text:span text:style-name="T63"> (TIM2)</text:span></text:p>
            <text:p text:style-name="P8">LL_GPIO_(Re)SetPin(GPIOx,GPIO_PIN_y)</text:p>
            <text:p text:style-name="P7">LL_GPIO_(Re)SetPin(GPIOx,GPIO_PIN_y)</text:p>
            <text:p text:style-name="P41"/>
            <text:p text:style-name="P41">LL_TIM_SetAutoReload<text:span text:style-name="T64">(step_pulse_time)</text:span></text:p>
            <text:p text:style-name="P35"><text:span text:style-name="T60">or</text:span><text:span text:style-name="T61"> LL_TIM_EnableCounter</text:span></text:p>
            <text:p text:style-name="P33">AVR: handler<text:span text:style-name="T14">s</text:span> start with itt disabled<text:line-break/><text:span text:style-name="T15">STM: handlers start with itt enabled<text:line-break/></text:span></text:p>
            <text:p text:style-name="P47">LL_TIM_OC_SetCompareCH1</text:p>
            <text:p text:style-name="Preformatted_20_Text"><text:s text:c="2"/>*<text:span text:style-name="T55">note that it is preloaded by default</text:span></text:p>
            <text:p text:style-name="P23"><text:s text:c="2"/>*<text:span text:style-name="T56">will HAL try to write this reg again?</text:span></text:p>
            <text:p text:style-name="P23"><text:span text:style-name="T56"><text:s text:c="2"/>*if you set it in the handler, will it take effect immediately? </text:span><text:span text:style-name="T25">V</text:span><text:span text:style-name="T26">s avr?</text:span><text:span text:style-name="T56"><text:line-break/></text:span>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38">NVIC handler at 0x000000b4 (TIM3)</text:p>
            <text:p text:style-name="P40">LL_GPIO_ClearPin(GPIOx,GPIO_PIN_y)</text:p>
            <text:p text:style-name="P42">LL_TIM_DisableCounter</text:p>
            <text:p text:style-name="P42"/>
            <text:p text:style-name="P42"/>
            <text:p text:style-name="P44">LL_GPIO_SetPin(GPIOx,GPIO_PIN_y)</text:p>
            <text:p text:style-name="P44"/>
            <text:p text:style-name="P44"/>
            <text:p text:style-name="P44"/>
            <text:p text:style-name="P45">LL_GPIO_SetPin(GPIOx,GPIO_PIN_y)</text:p>
            <text:p text:style-name="P46">LL_GPIO_SetPin(….)</text:p>
            <text:p text:style-name="P46"><text:span text:style-name="T69">L_GPIO_SetPinMode(*,LL_GPIO_MODE_OUTPUT)</text:span><text:line-break/>LL_TIM_OC_SetMode<text:span text:style-name="T70">()</text:span></text:p>
            <text:p text:style-name="P51">TIM2_CCMR1 &amp;= <text:span text:style-name="T72">~(TIM_CCMR1_OC1M_Msk)</text:span></text:p>
            <text:p text:style-name="P50"><text:span text:style-name="T71">TIM</text:span><text:span text:style-name="T35">2</text:span><text:span text:style-name="T71">_DIER &amp;= ~(1&lt;&lt;TIM_DIER_UIE)</text:span></text:p>
            <text:p text:style-name="P50"/>
            <text:p text:style-name="P50"/>
            <text:p text:style-name="P53">TIM2_DIER |= (1&lt;&lt;<text:span text:style-name="T73">TIM_DIER_</text:span>UIE)</text:p>
          </table:table-cell>
        </table:table-row>
      </table:table>
      <text:p text:style-name="Preformatted_20_Text"/>
      <text:p text:style-name="Preformatted_20_Text"/>
      <text:p text:style-name="P1">cpu_map.h:</text:p>
      <text:p text:style-name="P14">* <text:span text:style-name="T48">should crosslink a separate file that manages the pin mapping</text:span></text:p>
      <text:p text:style-name="P15">This will likely lead to the schematic for the expansion shield</text:p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<text:span text:style-name="T49">w</text:span>hole file is ports and pins</text:p>
          </table:table-cell>
          <table:table-cell table:style-name="Table6.B1" office:value-type="string">
            <text:p text:style-name="P62"><text:span text:style-name="T18">See if the port/pin syntax is directly transferable to STM32HAL. If not, we’ll be making a stm32_map.h and e</text:span><text:span text:style-name="T19">xcluding </text:span><text:span text:style-name="T18">this file.</text:span></text:p>
          </table:table-cell>
        </table:table-row>
      </table:table>
      <text:p text:style-name="P14"><text:soft-page-break/></text:p>
      <text:p text:style-name="Preformatted_20_Text"/>
      <text:p text:style-name="P11">nuts_bolts.c: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1">_<text:span text:style-name="T43">delay_us()</text:span></text:p>
            <text:p text:style-name="P61">_<text:span text:style-name="T43">delay_ms()</text:span></text:p>
          </table:table-cell>
          <table:table-cell table:style-name="Table3.B1" office:value-type="string">
            <text:p text:style-name="P60">There’s spin-delay functionality in the cube pkg <text:span text:style-name="T76">under a Utils directory</text:span></text:p>
          </table:table-cell>
        </table:table-row>
      </table:table>
      <text:p text:style-name="P2"/>
      <text:p text:style-name="P3"/>
      <text:p text:style-name="P12">serial.c: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5">serial_init():</text:p>
            <text:p text:style-name="P4"><text:s text:c="7"/><text:span text:style-name="T44">set baud, tx&amp;rx, data rdy interrupt</text:span></text:p>
          </table:table-cell>
          <table:table-cell table:style-name="Table4.B1" office:value-type="string">
            <text:p text:style-name="P58">There’s an STM32 USB library that will be needed to speak with the host machine. <text:span text:style-name="T50">We need to implement the serial device interface and write routines for serial_init, serial_write, serial_read, the SERIAL_UDRE(tx) and SERIAL_RX(rx) interrupt handlers.</text:span></text:p>
            <text:p text:style-name="P59">So this might require a separate serial_stm32.c that will replace certain symbols.</text:p>
          </table:table-cell>
        </table:table-row>
      </table:table>
      <text:p text:style-name="P3"/>
      <text:p text:style-name="P3"/>
      <text:p text:style-name="P13">e<text:span text:style-name="T45">eprom.c:</text:span>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3">#include &lt;avr/io.h&gt;</text:p>
            <text:p text:style-name="P73"/>
            <text:p text:style-name="P56">e<text:span text:style-name="T46">eprom_get_char() and eeprom_put_char()</text:span></text:p>
            <text:p text:style-name="P6"><text:s text:c="7"/><text:span text:style-name="T47">EEAR / EECR / EERE / EEDR</text:span></text:p>
            <text:p text:style-name="P6"/>
          </table:table-cell>
          <table:table-cell table:style-name="Table5.B1" office:value-type="string">
            <text:p text:style-name="P74"><text:span text:style-name="T39">C</text:span><text:span text:style-name="T40">onvert to </text:span><text:span text:style-name="T41">use </text:span><text:span text:style-name="T40">STM’s flash module</text:span></text:p>
          </table:table-cell>
        </table:table-row>
      </table:table>
      <text:p text:style-name="P5"/>
      <text:h text:style-name="P68" text:outline-level="2">Newly added files</text:h>
      <text:p text:style-name="Preformatted_20_Text"/>
      <text:p text:style-name="P17"><text:span text:style-name="T20">The folder </text:span><text:span text:style-name="T51">stm32f407/ holds a bunch of git submodules. These are firmware and middleware packages from the official STMicro github for the STM32F4xx device family.</text:span></text:p>
      <text:p text:style-name="P17"/>
      <text:p text:style-name="P16">If you wanted to port to a separate microcontroller, you could feasibly just add the appropriate git submodules and clone or edit the Makefile.stm32 file so that it reads from those alternate directories for stm32-related code.</text:p>
      <text:p text:style-name="P16"/>
      <text:p text:style-name="P16">There are three major submodules that you’ll need: CMSIS firmware, HAL drivers, and the USB middleware.</text:p>
      <text:p text:style-name="P16"/>
      <text:h text:style-name="P69" text:outline-level="3">CMSIS</text:h>
      <text:p text:style-name="P63">CMSIS has some subfolders, arm/gcc/ia<text:span text:style-name="T52">r</text:span> or some such. This project is compiled with gcc, so folders and source come from this location.</text:p>
      <text:p text:style-name="P54"/>
      <text:h text:style-name="P70" text:outline-level="3">Interrupt Priority</text:h>
      <text:p text:style-name="P65">The grbl code might be ensuring that its stepper pulse timer has higher interrupt priority, or it might inherit a certain level of priority over other interrupts due to avr architecture and/or avr defaults. Ensure that the STM32 implementation assigns adequate priority to the pulse timer so that these pulses are are produced with consistent timing.</text:p>
      <text:p text:style-name="P66">STM32 Pin assignments</text:p>
      <text:p text:style-name="Standard"/>
      <text:p text:style-name="Standard">TIM2: Timer encoder capture (3 channels)</text:p>
      <text:p text:style-name="Standard"><text:tab/><text:span text:style-name="T12">TIM2_CH1 ↔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8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22:30:06.755133109</meta:creation-date>
    <dc:date>2020-12-04T11:34:48.941423612</dc:date>
    <meta:editing-duration>P6DT7H14M16S</meta:editing-duration>
    <meta:editing-cycles>165</meta:editing-cycles>
    <meta:generator>LibreOffice/6.4.6.2$Linux_X86_64 LibreOffice_project/40$Build-2</meta:generator>
    <meta:document-statistic meta:table-count="6" meta:image-count="0" meta:object-count="0" meta:page-count="4" meta:paragraph-count="97" meta:word-count="554" meta:character-count="4106" meta:non-whitespace-character-count="3562"/>
  </office:meta>
</office:document-meta>
</file>